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2.6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8.856cm"/>
    </style:style>
    <style:style style:name="co6" style:family="table-column">
      <style:table-column-properties fo:break-before="auto" style:column-width="12.861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7.953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4.209cm"/>
    </style:style>
    <style:style style:name="co11" style:family="table-column">
      <style:table-column-properties fo:break-before="auto" style:column-width="3.143cm"/>
    </style:style>
    <style:style style:name="co12" style:family="table-column">
      <style:table-column-properties fo:break-before="auto" style:column-width="2.651cm"/>
    </style:style>
    <style:style style:name="co13" style:family="table-column">
      <style:table-column-properties fo:break-before="auto" style:column-width="6.068cm"/>
    </style:style>
    <style:style style:name="co14" style:family="table-column">
      <style:table-column-properties fo:break-before="auto" style:column-width="5.82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755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7.38cm"/>
    </style:style>
    <style:style style:name="co20" style:family="table-column">
      <style:table-column-properties fo:break-before="auto" style:column-width="13.448cm"/>
    </style:style>
    <style:style style:name="co21" style:family="table-column">
      <style:table-column-properties fo:break-before="auto" style:column-width="3.17cm"/>
    </style:style>
    <style:style style:name="co22" style:family="table-column">
      <style:table-column-properties fo:break-before="auto" style:column-width="3.935cm"/>
    </style:style>
    <style:style style:name="co23" style:family="table-column">
      <style:table-column-properties fo:break-before="auto" style:column-width="3.963cm"/>
    </style:style>
    <style:style style:name="co24" style:family="table-column">
      <style:table-column-properties fo:break-before="auto" style:column-width="4.099cm"/>
    </style:style>
    <style:style style:name="co25" style:family="table-column">
      <style:table-column-properties fo:break-before="auto" style:column-width="5.057cm"/>
    </style:style>
    <style:style style:name="co26" style:family="table-column">
      <style:table-column-properties fo:break-before="auto" style:column-width="4.456cm"/>
    </style:style>
    <style:style style:name="co27" style:family="table-column">
      <style:table-column-properties fo:break-before="auto" style:column-width="12.19cm"/>
    </style:style>
    <style:style style:name="co28" style:family="table-column">
      <style:table-column-properties fo:break-before="auto" style:column-width="4.838cm"/>
    </style:style>
    <style:style style:name="ro1" style:family="table-row">
      <style:table-row-properties style:row-height="0.651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ff00" fo:border="0.06pt solid #000000" fo:padding-bottom="0.049cm" fo:padding-left="0.035cm" fo:padding-right="0.035cm" fo:padding-top="0.049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fo:padding-bottom="0.049cm" fo:padding-left="0.035cm" fo:padding-right="0.035cm" fo:padding-top="0.049c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 fo:padding-bottom="0.049cm" fo:padding-left="0.035cm" fo:padding-right="0.035cm" fo:padding-top="0.049cm"/>
      <style:text-properties fo:font-size="12pt" style:font-name-asian="Consolas" style:font-size-asian="10pt" style:font-name-complex="Consolas" style:font-size-complex="10pt"/>
    </style:style>
    <style:style style:name="ce4" style:family="table-cell" style:parent-style-name="Default" style:data-style-name="N100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Consolas" style:font-size-asian="10pt" style:font-name-complex="Consolas" style:font-size-complex="10pt"/>
    </style:style>
  </office:automatic-styles>
  <office:body>
    <office:spreadsheet>
      <table:table table:name="TIPO_EVENTO" table:style-name="ta1" table:print="false">
        <table:table-column table:style-name="co1" table:number-columns-repeated="2" table:default-cell-style-name="ce2"/>
        <table:table-column table:style-name="co2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descrica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xtFieldEvent</text:p>
          </table:table-cell>
          <table:table-cell table:style-name="ce2" office:value-type="string">
            <text:p><text:span text:style-name="T1">Tipo de eventos disparados para campos do tipo TextField</text:span>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TextAreaEvent</text:p>
          </table:table-cell>
          <table:table-cell office:value-type="string">
            <text:p><text:span text:style-name="T1">Tipo de eventos disparados para campos do tipo TextArea</text:span>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ComboBoxEvent</text:p>
          </table:table-cell>
          <table:table-cell office:value-type="string">
            <text:p><text:span text:style-name="T1">Tipo de eventos disparados para campos do tipo ComboBox</text:span>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ButtonEvent</text:p>
          </table:table-cell>
          <table:table-cell office:value-type="string">
            <text:p><text:span text:style-name="T1">Tipo de eventos disparados para campos do tipo Button</text:span>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ListBoxEvent</text:p>
          </table:table-cell>
          <table:table-cell office:value-type="string">
            <text:p><text:span text:style-name="T1">Tipo de eventos disparados para campos do tipo ListBox</text:span>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hartEvent</text:p>
          </table:table-cell>
          <table:table-cell office:value-type="string">
            <text:p><text:span text:style-name="T1">Tipo de eventos disparados para campos do tipo Gráfico</text:span></text:p>
          </table:table-cell>
        </table:table-row>
      </table:table>
      <table:table table:name="EVENTO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4">
          <table:table-cell table:style-name="ce1" office:value-type="string">
            <text:p>id_tipo_evento</text:p>
          </table:table-cell>
          <table:table-cell table:style-name="ce1" office:value-type="string">
            <text:p>metodo</text:p>
          </table:table-cell>
          <table:table-cell table:style-name="ce1" office:value-type="string">
            <text:p>descrica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nTextFieldEnter</text:p>
          </table:table-cell>
          <table:table-cell office:value-type="string">
            <text:p>Método chamado ao se entrar no campo de texto (ganho de foco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nTextFieldExit</text:p>
          </table:table-cell>
          <table:table-cell office:value-type="string">
            <text:p>Método chamado ao sair do campo de texto (perda de foco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nKeyPressed</text:p>
          </table:table-cell>
          <table:table-cell office:value-type="string">
            <text:p>Método chamado ao uma tecla ser precionada no campo de texto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mpresa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5" table:default-cell-style-name="ce2"/>
        <table:table-row table:style-name="ro5">
          <table:table-cell table:style-name="ce1" office:value-type="string">
            <text:p>Id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telefone1</text:p>
          </table:table-cell>
          <table:table-cell table:style-name="ce1" office:value-type="string">
            <text:p>telefone2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Web</text:p>
          </table:table-cell>
          <table:table-cell table:style-name="ce1" office:value-type="string">
            <text:p>login</text:p>
          </table:table-cell>
          <table:table-cell table:style-name="ce1" office:value-type="string">
            <text:p>senha</text:p>
          </table:table-cell>
          <table:table-cell table:style-name="ce1" office:value-type="string">
            <text:p>cnpj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Ramo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uper Mercado Dona de Casa</text:p>
          </table:table-cell>
          <table:table-cell office:value-type="float" office:value="-15.6521929362822">
            <text:p>-15,6521929363</text:p>
          </table:table-cell>
          <table:table-cell office:value-type="float" office:value="-47.8023183345795">
            <text:p>-47,8023183346</text:p>
          </table:table-cell>
          <table:table-cell office:value-type="string">
            <text:p>3591-2788</text:p>
          </table:table-cell>
          <table:table-cell office:value-type="string">
            <text:p>0000-0000</text:p>
          </table:table-cell>
          <table:table-cell office:value-type="string">
            <text:p><text:a xlink:href="mailto:donadecasa@gmail.com" xlink:type="simple">donadecasa@gmail.com</text:a></text:p>
          </table:table-cell>
          <table:table-cell office:value-type="string">
            <text:p>donadecasa.com.br</text:p>
          </table:table-cell>
          <table:table-cell office:value-type="string">
            <text:p>dona</text:p>
          </table:table-cell>
          <table:table-cell office:value-type="string">
            <text:p>dona123</text:p>
          </table:table-cell>
          <table:table-cell office:value-type="string">
            <text:p>04.123.421/0001-23</text:p>
          </table:table-cell>
          <table:table-cell office:value-type="string">
            <text:p>end4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mobiliária Dois Irmãos</text:p>
          </table:table-cell>
          <table:table-cell office:value-type="float" office:value="-15.7878142559214">
            <text:p>-15,7878142559</text:p>
          </table:table-cell>
          <table:table-cell office:value-type="float" office:value="-47.9328989982605">
            <text:p>-47,9328989983</text:p>
          </table:table-cell>
          <table:table-cell office:value-type="string">
            <text:p>3313-4534</text:p>
          </table:table-cell>
          <table:table-cell office:value-type="string">
            <text:p>0000-0000</text:p>
          </table:table-cell>
          <table:table-cell office:value-type="string">
            <text:p><text:a xlink:href="mailto:doisirmaosimob@gmail.com" xlink:type="simple">doisirmaosimob@gmail.com</text:a></text:p>
          </table:table-cell>
          <table:table-cell office:value-type="string">
            <text:p>doisirmaosimob.com.br</text:p>
          </table:table-cell>
          <table:table-cell office:value-type="string">
            <text:p>dirma</text:p>
          </table:table-cell>
          <table:table-cell office:value-type="string">
            <text:p>dirma123</text:p>
          </table:table-cell>
          <table:table-cell office:value-type="string">
            <text:p>04.124.321/0001-45</text:p>
          </table:table-cell>
          <table:table-cell office:value-type="string">
            <text:p>end5</text:p>
          </table:table-cell>
          <table:table-cell office:value-type="float" office:value="6">
            <text:p>6</text:p>
          </table:table-cell>
        </table:table-row>
        <table:table-row table:style-name="ro6" table:number-rows-repeated="4">
          <table:table-cell table:number-columns-repeated="13"/>
        </table:table-row>
        <table:table-row table:style-name="ro5" table:visibility="collapse">
          <table:table-cell table:style-name="Default"/>
          <table:table-cell table:style-name="ce1" table:number-columns-repeated="10"/>
          <table:table-cell table:style-name="Default" table:number-columns-repeated="2"/>
        </table:table-row>
      </table:table>
      <table:table table:name="Produto" table:style-name="ta1" table:print="false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4"/>
        <table:table-column table:style-name="co23" table:default-cell-style-name="ce4"/>
        <table:table-column table:style-name="co24" table:default-cell-style-name="ce2"/>
        <table:table-column table:style-name="co25" table:default-cell-style-name="ce2"/>
        <table:table-row table:style-name="ro5">
          <table:table-cell table:style-name="ce1" office:value-type="string">
            <text:p>Nome</text:p>
          </table:table-cell>
          <table:table-cell table:style-name="ce1" office:value-type="string">
            <text:p>Detalhes</text:p>
          </table:table-cell>
          <table:table-cell table:style-name="ce1" office:value-type="string">
            <text:p>Valor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id empresa</text:p>
          </table:table-cell>
          <table:table-cell table:style-name="ce1" office:value-type="string">
            <text:p>Endereço</text:p>
          </table:table-cell>
        </table:table-row>
        <table:table-row table:style-name="ro6">
          <table:table-cell office:value-type="string">
            <text:p>Detergente liquido</text:p>
          </table:table-cell>
          <table:table-cell office:value-type="string">
            <text:p>Produto de limpeza</text:p>
          </table:table-cell>
          <table:table-cell office:value-type="float" office:value="12.05">
            <text:p>12,05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argarina Klaybom</text:p>
          </table:table-cell>
          <table:table-cell office:value-type="string">
            <text:p>Alimentação</text:p>
          </table:table-cell>
          <table:table-cell office:value-type="float" office:value="2.99">
            <text:p>2,99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Yogurt Danone</text:p>
          </table:table-cell>
          <table:table-cell office:value-type="string">
            <text:p>A bandeija</text:p>
          </table:table-cell>
          <table:table-cell office:value-type="float" office:value="3.45">
            <text:p>3,45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erveja Skol</text:p>
          </table:table-cell>
          <table:table-cell office:value-type="string">
            <text:p>8 latas</text:p>
          </table:table-cell>
          <table:table-cell office:value-type="float" office:value="12.4">
            <text:p>12,4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atata Inglesa</text:p>
          </table:table-cell>
          <table:table-cell office:value-type="string">
            <text:p>kilo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7">
          <table:table-cell office:value-type="string">
            <text:p>Apartamento 3 quartos 310 sul</text:p>
          </table:table-cell>
          <table:table-cell office:value-type="string">
            <text:p>Apartamento com 3 quartos, sendo 1 suite, 1 vaga na garagem fino </text:p>
            <text:p>Acabamento. Completamente reformado. Condomínio R$300,00.</text:p>
          </table:table-cell>
          <table:table-cell office:value-type="float" office:value="950000">
            <text:p>950000</text:p>
          </table:table-cell>
          <table:table-cell table:style-name="ce2" office:value-type="float" office:value="-15.8184745122522">
            <text:p>-15,8184745123</text:p>
          </table:table-cell>
          <table:table-cell table:style-name="ce2" office:value-type="float" office:value="-47.9113340377808">
            <text:p>-47,9113340378</text:p>
          </table:table-cell>
          <table:table-cell office:value-type="float" office:value="2">
            <text:p>2</text:p>
          </table:table-cell>
          <table:table-cell office:value-type="string">
            <text:p>end1</text:p>
          </table:table-cell>
        </table:table-row>
        <table:table-row table:style-name="ro7">
          <table:table-cell office:value-type="string">
            <text:p>Casa 4 quartos cruzeiro</text:p>
          </table:table-cell>
          <table:table-cell office:value-type="string">
            <text:p>Casa com fino acabamento, 3 vagas de garagem, dois suites. Closet</text:p>
            <text:p>Na suite master. Perto de tudo, vizinhança tranquila</text:p>
          </table:table-cell>
          <table:table-cell office:value-type="float" office:value="1200000">
            <text:p>1200000</text:p>
          </table:table-cell>
          <table:table-cell table:style-name="ce2" office:value-type="float" office:value="-15.7887021265907">
            <text:p>-15,7887021266</text:p>
          </table:table-cell>
          <table:table-cell table:style-name="ce2" office:value-type="float" office:value="-47.9171705245972">
            <text:p>-47,9171705246</text:p>
          </table:table-cell>
          <table:table-cell office:value-type="float" office:value="2">
            <text:p>2</text:p>
          </table:table-cell>
          <table:table-cell office:value-type="string">
            <text:p>end2</text:p>
          </table:table-cell>
        </table:table-row>
        <table:table-row table:style-name="ro8">
          <table:table-cell office:value-type="string">
            <text:p>Casa 5 quartos condomínio de luxo</text:p>
          </table:table-cell>
          <table:table-cell office:value-type="string">
            <text:p>Casa com ótimo acabamento, recentemente reformada, com 5 vagas </text:p>
            <text:p>Na garagem. 5 Suites de primeira, cozinha, piscina, sauna, churrasqueira</text:p>
            <text:p>Canil.</text:p>
          </table:table-cell>
          <table:table-cell office:value-type="float" office:value="1000000">
            <text:p>1000000</text:p>
          </table:table-cell>
          <table:table-cell table:style-name="ce2" office:value-type="float" office:value="-15.6575029914373">
            <text:p>-15,6575029914</text:p>
          </table:table-cell>
          <table:table-cell table:style-name="ce2" office:value-type="float" office:value="-47.8597497940064">
            <text:p>-47,859749794</text:p>
          </table:table-cell>
          <table:table-cell office:value-type="float" office:value="2">
            <text:p>2</text:p>
          </table:table-cell>
          <table:table-cell office:value-type="string">
            <text:p>end3</text:p>
          </table:table-cell>
        </table:table-row>
      </table:table>
      <table:table table:name="Promocao" table:style-name="ta1" table:print="false"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5">
          <table:table-cell table:style-name="ce1" office:value-type="string">
            <text:p>Nome</text:p>
          </table:table-cell>
          <table:table-cell table:style-name="ce1" office:value-type="string">
            <text:p>Detalhes</text:p>
          </table:table-cell>
          <table:table-cell table:style-name="ce1" office:value-type="string">
            <text:p>Id empresa</text:p>
          </table:table-cell>
        </table:table-row>
        <table:table-row table:style-name="ro6">
          <table:table-cell office:value-type="string">
            <text:p>Frango Congelado</text:p>
          </table:table-cell>
          <table:table-cell office:value-type="string">
            <text:p>Frango Congelado sadia R$ 2,00 o Kil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Televisão LED</text:p>
          </table:table-cell>
          <table:table-cell office:value-type="string">
            <text:p>TV Led 42'' R$ 1500,00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Chocolate</text:p>
          </table:table-cell>
          <table:table-cell office:value-type="string">
            <text:p>Chocolate ao leite Nestle R$ 1,00 a barra com 200 g</text:p>
          </table:table-cell>
          <table:table-cell office:value-type="float" office:value="1">
            <text:p>1</text:p>
          </table:table-cell>
        </table:table-row>
        <table:table-row table:style-name="ro6" table:number-rows-repeated="2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07:39:02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on </meta:initial-creator>
    <meta:creation-date>2011-07-20T17:25:41</meta:creation-date>
    <dc:date>2013-04-23T08:20:22.49</dc:date>
    <meta:editing-duration>PT11H11M8S</meta:editing-duration>
    <meta:editing-cycles>36</meta:editing-cycles>
    <meta:generator>LibreOffice/3.6$Windows_x86 LibreOffice_project/5b93205-6e6b3fc-7830f6d-c08ad66-1d9bf4</meta:generator>
    <meta:document-statistic meta:table-count="5" meta:cell-count="147" meta:object-count="0"/>
  </office:meta>
</office:document-meta>
</file>